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Settings/ColorTable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Mono" svg:font-family="'Liberation Mono'" style:font-adornments="Bold" style:font-family-generic="modern" style:font-pitch="fixed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Albany AMT1" svg:font-family="'Albany AMT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914cm" fo:min-width="12.49cm"/>
    </style:style>
    <style:style style:name="pr1" style:family="presentation" style:parent-style-name="Title-title">
      <style:graphic-properties draw:auto-grow-height="true" fo:min-height="4.307cm" fo:min-width="21.058cm"/>
    </style:style>
    <style:style style:name="pr2" style:family="presentation" style:parent-style-name="Title-subtitle">
      <style:graphic-properties draw:fill-color="#ffffff" fo:min-height="5.08cm" fo:min-width="10.066cm"/>
    </style:style>
    <style:style style:name="pr3" style:family="presentation" style:parent-style-name="Title-notes">
      <style:graphic-properties draw:fill-color="#ffffff" fo:min-height="12.572cm" fo:min-width="16.771cm"/>
    </style:style>
    <style:style style:name="pr4" style:family="presentation" style:parent-style-name="Call_20_to_20_Action-notes">
      <style:graphic-properties draw:fill-color="#ffffff" draw:auto-grow-height="true" fo:min-height="12.572cm" fo:min-width="16.77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000000"/>
    </style:style>
    <style:style style:name="P3" style:family="paragraph">
      <style:paragraph-properties fo:margin-top="0cm" fo:margin-bottom="0.152cm" fo:text-align="start"/>
      <style:text-properties fo:font-size="10.8999996185303pt"/>
    </style:style>
    <style:style style:name="P4" style:family="paragraph">
      <loext:graphic-properties draw:fill-color="#ffffff"/>
      <style:paragraph-properties fo:margin-top="0cm" fo:margin-bottom="0.152cm" fo:text-align="start"/>
      <style:text-properties fo:color="#000000" fo:font-size="10.8999996185303pt"/>
    </style:style>
    <style:style style:name="P5" style:family="paragraph">
      <loext:graphic-properties draw:fill-color="#ffffff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49.5999984741211pt"/>
    </style:style>
    <style:style style:name="P7" style:family="paragraph">
      <loext:graphic-properties draw:fill="none" draw:fill-color="#ffffff"/>
      <style:paragraph-properties fo:text-align="center"/>
      <style:text-properties fo:font-size="49.5999984741211pt" fo:font-weight="bold"/>
    </style:style>
    <style:style style:name="P8" style:family="paragraph">
      <loext:graphic-properties draw:fill-color="#ffffff"/>
    </style:style>
    <style:style style:name="T1" style:family="text">
      <style:text-properties fo:color="#000000" fo:font-size="44pt" style:font-size-asian="44pt" style:font-size-complex="44pt"/>
    </style:style>
    <style:style style:name="T2" style:family="text">
      <style:text-properties fo:color="#000000" fo:font-size="13.1999998092651pt" fo:font-weight="bold" style:font-weight-asian="bold" style:font-weight-complex="bold"/>
    </style:style>
    <style:style style:name="T3" style:family="text">
      <style:text-properties fo:color="#000000" style:font-name="Liberation Mono" fo:font-size="13.1999998092651pt" fo:font-weight="bold" style:font-size-asian="32pt" style:font-weight-asian="bold" style:font-size-complex="32pt" style:font-weight-complex="bold"/>
    </style:style>
    <style:style style:name="T4" style:family="text">
      <style:text-properties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2" draw:layer="layout" svg:width="25.2cm" svg:height="4.307cm" svg:x="2.189cm" svg:y="4.639cm" presentation:class="title" presentation:user-transformed="true">
          <draw:text-box>
            <text:p text:style-name="P1"><text:span text:style-name="T1">My odpdown presentation</text:span></text:p>
          </draw:text-box>
        </draw:frame>
        <draw:frame presentation:style-name="pr2" draw:text-style-name="P4" draw:layer="layout" svg:width="12.839cm" svg:height="2.274cm" svg:x="2.189cm" svg:y="11.568cm">
          <draw:text-box>
            <text:p text:style-name="P3"><text:span text:style-name="T2">Jane Doe</text:span></text:p>
            <text:p text:style-name="P3"><text:span text:style-name="T3">jane.doe@example.com</text:span></text:p>
          </draw:text-box>
        </draw:frame>
        <draw:frame presentation:style-name="pr2" draw:text-style-name="P4" draw:layer="layout" svg:width="12.839cm" svg:height="2.274cm" svg:x="14.418cm" svg:y="11.568cm">
          <draw:text-box>
            <text:p text:style-name="P3"><text:span text:style-name="T2">John Doe</text:span></text:p>
            <text:p text:style-name="P3"><text:span text:style-name="T3">john.doe@example.co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Call_20_to_20_Action" presentation:presentation-page-layout-name="AL2T19">
        <office:forms form:automatic-focus="false" form:apply-design-mode="false"/>
        <draw:frame draw:style-name="gr2" draw:text-style-name="P7" draw:layer="layout" svg:width="12.99cm" svg:height="2.618cm" svg:x="7.504cm" svg:y="6.565cm">
          <draw:text-box>
            <text:p text:style-name="P6"><text:span text:style-name="T4">Thank you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Mono" svg:font-family="'Liberation Mono'" style:font-adornments="Bold" style:font-family-generic="modern" style:font-pitch="fixed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Albany AMT1" svg:font-family="'Albany AMT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lbany AMT1" style:font-size-asian="24pt" style:language-asian="zh" style:country-asian="CN" style:font-name-complex="Albany AMT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6cm" svg:stroke-color="#454c51" draw:marker-start-width="0.406cm" draw:marker-start-center="false" draw:marker-end-width="0.406cm" draw:marker-end-center="false" draw:fill="solid" draw:fill-color="#e4e5e6" draw:fill-image-width="0cm" draw:fill-image-height="0cm" draw:auto-grow-width="tru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style-name="Regular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0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Arial1" fo:font-family="Arial" style:font-style-name="Regular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  <style:text-properties style:font-name="Arial1" fo:font-family="Arial" style:font-style-name="Regular" style:font-family-generic="swiss" style:font-pitch="variable"/>
    </style:style>
    <style:style style:name="Title-background" style:family="presentation">
      <style:graphic-properties draw:stroke="none" draw:fill="none" draw:fill-image-width="0cm" draw:fill-image-height="0cm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text-properties style:font-name="Arial1" fo:font-family="Arial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font-style-asian="normal" style:font-weight-asian="normal" style:font-name-complex="Mangal" style:font-family-complex="Mangal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 draw:textarea-horizontal-align="left" draw:auto-grow-height="false" draw:fit-to-size="shrink-to-fit" style:shrink-to-fit="true">
        <text:list-style style:name="Title-outline1">
          <text:list-level-style-bullet text:level="1" text:bullet-char=" ">
            <style:list-level-properties/>
            <style:text-properties fo:font-family="Arial" style:font-style-name="Regular" style:font-family-generic="swiss" style:use-window-font-color="true" fo:font-size="25%"/>
          </text:list-level-style-bullet>
          <text:list-level-style-bullet text:level="2" text:bullet-char=" ">
            <style:list-level-properties/>
            <style:text-properties fo:font-family="Arial" style:font-style-name="Regular" style:font-family-generic="swiss" style:use-window-font-color="true" fo:font-size="25%"/>
          </text:list-level-style-bullet>
          <text:list-level-style-bullet text:level="3" text:bullet-char=" ">
            <style:list-level-properties/>
            <style:text-properties fo:font-family="Arial" style:font-style-name="Regular" style:font-family-generic="swiss" style:use-window-font-color="true" fo:font-size="25%"/>
          </text:list-level-style-bullet>
          <text:list-level-style-bullet text:level="4" text:bullet-char=" ">
            <style:list-level-properties/>
            <style:text-properties fo:font-family="Arial" style:font-style-name="Regular" style:font-family-generic="swiss" style:use-window-font-color="true" fo:font-size="25%"/>
          </text:list-level-style-bullet>
          <text:list-level-style-bullet text:level="5" text:bullet-char=" ">
            <style:list-level-properties/>
            <style:text-properties fo:font-family="Arial" style:font-style-name="Regular" style:font-family-generic="swiss" style:use-window-font-color="true" fo:font-size="25%"/>
          </text:list-level-style-bullet>
          <text:list-level-style-bullet text:level="6" text:bullet-char=" ">
            <style:list-level-properties/>
            <style:text-properties fo:font-family="Arial" style:font-style-name="Regular" style:font-family-generic="swiss" style:use-window-font-color="true" fo:font-size="25%"/>
          </text:list-level-style-bullet>
          <text:list-level-style-bullet text:level="7" text:bullet-char=" ">
            <style:list-level-properties/>
            <style:text-properties fo:font-family="Arial" style:font-style-name="Regular" style:font-family-generic="swiss" style:use-window-font-color="true" fo:font-size="25%"/>
          </text:list-level-style-bullet>
          <text:list-level-style-bullet text:level="8" text:bullet-char=" ">
            <style:list-level-properties/>
            <style:text-properties fo:font-family="Arial" style:font-style-name="Regular" style:font-family-generic="swiss" style:use-window-font-color="true" fo:font-size="25%"/>
          </text:list-level-style-bullet>
          <text:list-level-style-bullet text:level="9" text:bullet-char=" ">
            <style:list-level-properties/>
            <style:text-properties fo:font-family="Arial" style:font-style-name="Regular" style:font-family-generic="swiss" style:use-window-font-color="true" fo:font-size="25%"/>
          </text:list-level-style-bullet>
          <text:list-level-style-bullet text:level="10" text:bullet-char=" ">
            <style:list-level-properties/>
            <style:text-properties fo:font-family="Arial" style:font-style-name="Regular" style:font-family-generic="swiss" style:use-window-font-color="true" fo:font-size="25%"/>
          </text:list-level-style-bullet>
        </text:list-style>
      </style:graphic-properties>
      <style:paragraph-properties fo:margin-left="0cm" fo:margin-right="0cm" fo:margin-top="0cm" fo:margin-bottom="0.125cm" fo:text-align="start" fo:text-indent="0cm"/>
      <style:text-properties fo:color="#000000" style:text-outline="false" style:text-line-through-style="none" style:text-line-through-type="none" style:font-name="Arial1" fo:font-family="Arial" style:font-style-name="Regular" style:font-family-generic="swiss" style:font-pitch="variable" fo:font-size="13.1999998092651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6pt" style:font-style-asian="normal" style:font-weight-asian="bold" style:font-name-complex="Mangal" style:font-family-complex="Mangal" style:font-family-generic-complex="system" style:font-pitch-complex="variable" style:font-size-complex="16pt" style:font-style-complex="normal" style:font-weight-complex="bold" style:text-emphasize="none" style:font-relief="none"/>
    </style:style>
    <style:style style:name="Title-outline2" style:family="presentation" style:parent-style-name="Title-outline1">
      <style:paragraph-properties fo:margin-left="0cm" fo:margin-right="0cm" fo:margin-top="0cm" fo:margin-bottom="0.125cm" fo:text-align="start" fo:text-indent="0cm"/>
      <style:text-properties fo:color="#000000" fo:font-size="11.6000003814697pt" fo:font-weight="normal" style:font-size-asian="14pt" style:font-weight-asian="normal" style:font-size-complex="14pt" style:font-weight-complex="normal"/>
    </style:style>
    <style:style style:name="Title-outline3" style:family="presentation" style:parent-style-name="Title-outline2">
      <style:paragraph-properties fo:margin-left="0cm" fo:margin-right="0cm" fo:margin-top="0cm" fo:margin-bottom="0.125cm" fo:text-align="start" fo:text-indent="0cm"/>
      <style:text-properties fo:color="#000000" fo:font-size="11.6000003814697pt" style:font-size-asian="14pt" style:font-size-complex="14pt"/>
    </style:style>
    <style:style style:name="Title-outline4" style:family="presentation" style:parent-style-name="Title-outline3">
      <style:paragraph-properties fo:margin-left="0cm" fo:margin-right="0cm" fo:margin-top="0cm" fo:margin-bottom="0.042cm" fo:text-align="start" fo:text-indent="0cm"/>
      <style:text-properties fo:color="#000000" fo:font-size="8.30000019073486pt" style:font-size-asian="10pt" style:font-size-complex="10pt"/>
    </style:style>
    <style:style style:name="Title-outline5" style:family="presentation" style:parent-style-name="Title-outline4">
      <style:paragraph-properties fo:margin-left="0cm" fo:margin-right="0cm" fo:margin-top="0cm" fo:margin-bottom="0.042cm" fo:text-align="start" fo:text-indent="0cm"/>
      <style:text-properties fo:color="#000000" fo:font-size="8.30000019073486pt" style:font-size-asian="10pt" style:font-size-complex="10pt"/>
    </style:style>
    <style:style style:name="Title-outline6" style:family="presentation" style:parent-style-name="Title-outline5">
      <style:paragraph-properties fo:margin-left="0cm" fo:margin-right="0cm" fo:margin-top="0cm" fo:margin-bottom="0.042cm" fo:text-align="start" fo:text-indent="0cm"/>
      <style:text-properties fo:color="#000000" fo:font-size="8.30000019073486pt" style:font-size-asian="10pt" style:font-size-complex="10pt"/>
    </style:style>
    <style:style style:name="Title-outline7" style:family="presentation" style:parent-style-name="Title-outline6">
      <style:paragraph-properties fo:margin-left="0cm" fo:margin-right="0cm" fo:margin-top="0cm" fo:margin-bottom="0.042cm" fo:text-align="start" fo:text-indent="0cm"/>
      <style:text-properties fo:color="#000000" fo:font-size="8.30000019073486pt" style:font-size-asian="10pt" style:font-size-complex="10pt"/>
    </style:style>
    <style:style style:name="Title-outline8" style:family="presentation" style:parent-style-name="Title-outline7">
      <style:paragraph-properties fo:margin-left="0cm" fo:margin-right="0cm" fo:margin-top="0cm" fo:margin-bottom="0.042cm" fo:text-align="start" fo:text-indent="0cm"/>
      <style:text-properties fo:color="#000000" fo:font-size="8.30000019073486pt" style:font-size-asian="10pt" style:font-size-complex="10pt"/>
    </style:style>
    <style:style style:name="Title-outline9" style:family="presentation" style:parent-style-name="Title-outline8">
      <style:paragraph-properties fo:margin-left="0cm" fo:margin-right="0cm" fo:margin-top="0cm" fo:margin-bottom="0.042cm" fo:text-align="start" fo:text-indent="0cm"/>
      <style:text-properties fo:color="#000000" fo:font-size="8.30000019073486pt" style:font-size-asian="10pt" style:font-size-complex="10pt"/>
    </style:style>
    <style:style style:name="Title-subtitle" style:family="presentation">
      <style:graphic-properties draw:stroke="none" draw:fill="none" draw:textarea-horizontal-align="left" draw:textarea-vertical-align="top" draw:auto-grow-height="fals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52cm" fo:text-align="start" fo:text-indent="0cm"/>
      <style:text-properties fo:color="#454c51" style:text-outline="false" style:text-line-through-style="none" style:text-line-through-type="none" style:font-name="Arial1" fo:font-family="Arial" style:font-style-name="Regular" style:font-family-generic="swiss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title" style:family="presentation">
      <style:graphic-properties draw:stroke="none" draw:fill="none" draw:textarea-horizontal-align="left" draw:textarea-vertical-align="bottom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3" fo:font-family="Arial" style:font-style-name="Bold" style:font-family-generic="swiss" style:font-pitch="variable" fo:font-size="36.4000015258789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Content-background" style:family="presentation">
      <style:graphic-properties draw:stroke="none" draw:fill="none" draw:fill-image-width="0cm" draw:fill-image-height="0cm"/>
      <style:text-properties style:letter-kerning="true"/>
    </style:style>
    <style:style style:name="Content-backgroundobjects" style:family="presentation">
      <style:graphic-properties draw:shadow="hidden" draw:shadow-offset-x="0.3cm" draw:shadow-offset-y="0.3cm" draw:shadow-color="#808080"/>
      <style:text-properties style:font-name="Arial1" fo:font-family="Arial" style:font-style-name="Regular" style:font-family-generic="swiss" style:font-pitch="variable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swiss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font-style-asian="normal" style:font-weight-asian="normal" style:font-name-complex="Mangal" style:font-family-complex="Mangal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Content-outline1" style:family="presentation">
      <style:graphic-properties draw:stroke="none" draw:fill="none" draw:textarea-horizontal-align="left" draw:auto-grow-height="false" draw:fit-to-size="false" style:shrink-to-fit="false">
        <text:list-style style:name="Content-outline1">
          <text:list-level-style-bullet text:level="1" text:bullet-char="•">
            <style:list-level-properties text:space-before="0.008cm" text:min-label-width="0.47cm"/>
            <style:text-properties fo:font-family="Arial" style:font-style-name="Regular" style:font-family-generic="swiss" fo:color="#000000" fo:font-size="65%"/>
          </text:list-level-style-bullet>
          <text:list-level-style-bullet text:level="2" text:bullet-char="‒">
            <style:list-level-properties text:space-before="0.766cm" text:min-label-width="0.483cm"/>
            <style:text-properties fo:font-family="Arial" style:font-style-name="Regular" style:font-family-generic="swiss" fo:color="#000000" fo:font-size="65%"/>
          </text:list-level-style-bullet>
          <text:list-level-style-bullet text:level="3" text:bullet-char="‒">
            <style:list-level-properties text:space-before="1.515cm" text:min-label-width="0.452cm"/>
            <style:text-properties fo:font-family="Arial" style:font-style-name="Regular" style:font-family-generic="swiss" fo:color="#000000" fo:font-size="65%"/>
          </text:list-level-style-bullet>
          <text:list-level-style-bullet text:level="4" text:bullet-char="‒">
            <style:list-level-properties text:space-before="2.028cm" text:min-label-width="0.47cm"/>
            <style:text-properties fo:font-family="Arial" style:font-style-name="Regular" style:font-family-generic="swiss" fo:color="#000000" fo:font-size="65%"/>
          </text:list-level-style-bullet>
          <text:list-level-style-bullet text:level="5" text:bullet-char="‒">
            <style:list-level-properties text:space-before="2.786cm" text:min-label-width="0.483cm"/>
            <style:text-properties fo:font-family="Arial" style:font-style-name="Regular" style:font-family-generic="swiss" fo:color="#000000" fo:font-size="65%"/>
          </text:list-level-style-bullet>
          <text:list-level-style-bullet text:level="6" text:bullet-char="‒">
            <style:list-level-properties text:space-before="3.561cm" text:min-label-width="0.505cm"/>
            <style:text-properties fo:font-family="Arial" style:font-style-name="Regular" style:font-family-generic="swiss" fo:color="#000000" fo:font-size="65%"/>
          </text:list-level-style-bullet>
          <text:list-level-style-bullet text:level="7" text:bullet-char="‒">
            <style:list-level-properties text:space-before="4.061cm" text:min-label-width="0.483cm"/>
            <style:text-properties fo:font-family="Arial" style:font-style-name="Regular" style:font-family-generic="swiss" fo:color="#000000" fo:font-size="65%"/>
          </text:list-level-style-bullet>
          <text:list-level-style-bullet text:level="8" text:bullet-char="‒">
            <style:list-level-properties text:space-before="9.119cm" text:min-label-width="0.483cm"/>
            <style:text-properties fo:font-family="Arial" style:font-style-name="Regular" style:font-family-generic="swiss" fo:color="#000000" fo:font-size="65%"/>
          </text:list-level-style-bullet>
          <text:list-level-style-bullet text:level="9" text:bullet-char="‒">
            <style:list-level-properties text:space-before="10.312cm" text:min-label-width="0.483cm"/>
            <style:text-properties fo:font-family="Arial" style:font-style-name="Regular" style:font-family-generic="swiss" fo:color="#000000" fo:font-size="65%"/>
          </text:list-level-style-bullet>
          <text:list-level-style-bullet text:level="10" text:bullet-char="‒">
            <style:list-level-properties text:space-before="11.4cm" text:min-label-width="0.6cm"/>
            <style:text-properties fo:font-family="Arial" style:font-style-name="Regular" style:font-family-generic="swiss" fo:color="#000000" fo:font-size="65%"/>
          </text:list-level-style-bullet>
        </text:list-style>
      </style:graphic-properties>
      <style:paragraph-properties fo:margin-left="0cm" fo:margin-right="0cm" fo:margin-top="0cm" fo:margin-bottom="0.334cm" fo:text-indent="0cm"/>
      <style:text-properties fo:color="#000000" style:text-outline="false" style:text-line-through-style="none" style:text-line-through-type="none" style:font-name="Arial1" fo:font-family="Arial" style:font-style-name="Regular" style:font-family-generic="swiss" style:font-pitch="variable" fo:font-size="19.8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ontent-outline2" style:family="presentation" style:parent-style-name="Content-outline1">
      <style:paragraph-properties fo:margin-left="0cm" fo:margin-right="0cm" fo:margin-top="0cm" fo:margin-bottom="0.335cm" fo:text-indent="0cm"/>
      <style:text-properties fo:color="#000000" fo:font-size="16.6000003814697pt" style:font-size-asian="28pt" style:font-size-complex="28pt"/>
    </style:style>
    <style:style style:name="Content-outline3" style:family="presentation" style:parent-style-name="Content-outline2">
      <style:paragraph-properties fo:margin-left="0cm" fo:margin-right="0cm" fo:margin-top="0cm" fo:margin-bottom="0.335cm" fo:text-indent="0cm"/>
      <style:text-properties fo:color="#000000" fo:font-size="13.1999998092651pt" style:font-size-asian="24pt" style:font-size-complex="24pt"/>
    </style:style>
    <style:style style:name="Content-outline4" style:family="presentation" style:parent-style-name="Content-outline3">
      <style:paragraph-properties fo:margin-left="0.219cm" fo:margin-right="0cm" fo:margin-top="0cm" fo:margin-bottom="0.335cm" fo:text-indent="0cm"/>
      <style:text-properties fo:color="#000000" fo:font-size="11.6000003814697pt" style:font-size-asian="20pt" style:font-size-complex="20pt"/>
    </style:style>
    <style:style style:name="Content-outline5" style:family="presentation" style:parent-style-name="Content-outline4">
      <style:paragraph-properties fo:margin-left="0.218cm" fo:margin-right="0cm" fo:margin-top="0cm" fo:margin-bottom="0.334cm" fo:text-indent="0cm"/>
      <style:text-properties fo:color="#000000" fo:font-size="9.89999961853027pt" style:font-size-asian="20pt" style:font-size-complex="20pt"/>
    </style:style>
    <style:style style:name="Content-outline6" style:family="presentation" style:parent-style-name="Content-outline5">
      <style:paragraph-properties fo:margin-left="0.197cm" fo:margin-right="0cm" fo:margin-top="0cm" fo:margin-bottom="0.334cm" fo:text-indent="0cm"/>
      <style:text-properties fo:color="#000000" fo:font-size="9.89999961853027pt" style:font-size-asian="20pt" style:font-size-complex="20pt"/>
    </style:style>
    <style:style style:name="Content-outline7" style:family="presentation" style:parent-style-name="Content-outline6">
      <style:paragraph-properties fo:margin-left="0.416cm" fo:margin-right="0cm" fo:margin-top="0cm" fo:margin-bottom="0.334cm" fo:text-indent="0cm"/>
      <style:text-properties fo:color="#000000" fo:font-size="9.89999961853027pt" style:font-size-asian="20pt" style:font-size-complex="20pt"/>
    </style:style>
    <style:style style:name="Content-outline8" style:family="presentation" style:parent-style-name="Content-outline7">
      <style:paragraph-properties fo:margin-left="0cm" fo:margin-right="0cm" fo:margin-top="0cm" fo:margin-bottom="0.334cm" fo:text-indent="0cm"/>
      <style:text-properties fo:color="#000000" fo:font-size="9.89999961853027pt" style:font-size-asian="20pt" style:font-size-complex="20pt"/>
    </style:style>
    <style:style style:name="Content-outline9" style:family="presentation" style:parent-style-name="Content-outline8">
      <style:paragraph-properties fo:margin-left="0cm" fo:margin-right="0cm" fo:margin-top="0cm" fo:margin-bottom="0.334cm" fo:text-indent="0cm"/>
      <style:text-properties fo:color="#000000" fo:font-size="9.89999961853027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style-name="Regular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1" fo:font-family="Arial" style:font-style-name="Regular" style:font-family-generic="swiss" style:font-pitch="variable" fo:font-size="26.5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Break-background" style:family="presentation">
      <style:graphic-properties draw:stroke="none" draw:fill="none" draw:fill-image-width="0cm" draw:fill-image-height="0cm"/>
      <style:text-properties style:letter-kerning="true"/>
    </style:style>
    <style:style style:name="Break-backgroundobjects" style:family="presentation">
      <style:graphic-properties draw:shadow="hidden" draw:shadow-offset-x="0.3cm" draw:shadow-offset-y="0.3cm" draw:shadow-color="#808080"/>
      <style:text-properties style:font-name="Arial1" fo:font-family="Arial" style:font-style-name="Regular" style:font-family-generic="swiss" style:font-pitch="variable" style:letter-kerning="true"/>
    </style:style>
    <style:style style:name="Brea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swiss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font-style-asian="normal" style:font-weight-asian="normal" style:font-name-complex="Mangal" style:font-family-complex="Mangal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Break-outline1" style:family="presentation">
      <style:graphic-properties draw:stroke="none" draw:fill="none" draw:auto-grow-height="false" draw:fit-to-size="shrink-to-fit" style:shrink-to-fit="true">
        <text:list-style style:name="Brea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/>
      <style:text-properties style:use-window-font-color="true" style:text-outline="false" style:text-line-through-style="none" style:text-line-through-type="none" style:font-name="Arial1" fo:font-family="Arial" style:font-style-name="Regular" style:font-family-generic="swiss" style:font-pitch="variable" fo:font-size="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6pt" style:font-style-asian="normal" style:font-weight-asian="normal" style:font-name-complex="Mang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Break-outline2" style:family="presentation" style:parent-style-name="Break-outline1">
      <style:paragraph-properties fo:margin-left="0cm" fo:margin-right="0cm" fo:margin-top="0cm" fo:margin-bottom="0cm" fo:text-indent="0cm"/>
      <style:text-properties fo:font-size="5pt" style:font-size-asian="6pt" style:font-size-complex="6pt"/>
    </style:style>
    <style:style style:name="Break-outline3" style:family="presentation" style:parent-style-name="Break-outline2">
      <style:paragraph-properties fo:margin-left="0cm" fo:margin-right="0cm" fo:margin-top="0cm" fo:margin-bottom="0cm" fo:text-indent="0cm"/>
      <style:text-properties fo:font-size="5pt" style:font-size-asian="6pt" style:font-size-complex="6pt"/>
    </style:style>
    <style:style style:name="Break-outline4" style:family="presentation" style:parent-style-name="Break-outline3">
      <style:paragraph-properties fo:margin-left="0cm" fo:margin-right="0cm" fo:margin-top="0cm" fo:margin-bottom="0cm" fo:text-indent="0cm"/>
      <style:text-properties fo:font-size="5pt" style:font-size-asian="6pt" style:font-size-complex="6pt"/>
    </style:style>
    <style:style style:name="Break-outline5" style:family="presentation" style:parent-style-name="Break-outline4">
      <style:paragraph-properties fo:margin-left="0cm" fo:margin-right="0cm" fo:margin-top="0cm" fo:margin-bottom="0cm" fo:text-indent="0cm"/>
      <style:text-properties fo:font-size="5pt" style:font-size-asian="6pt" style:font-size-complex="6pt"/>
    </style:style>
    <style:style style:name="Break-outline6" style:family="presentation" style:parent-style-name="Break-outline5">
      <style:paragraph-properties fo:margin-left="0cm" fo:margin-right="0cm" fo:margin-top="0cm" fo:margin-bottom="0cm" fo:text-indent="0cm"/>
      <style:text-properties fo:font-size="5pt" style:font-size-asian="6pt" style:font-size-complex="6pt"/>
    </style:style>
    <style:style style:name="Break-outline7" style:family="presentation" style:parent-style-name="Break-outline6">
      <style:paragraph-properties fo:margin-left="0cm" fo:margin-right="0cm" fo:margin-top="0cm" fo:margin-bottom="0cm" fo:text-indent="0cm"/>
      <style:text-properties fo:font-size="5pt" style:font-size-asian="6pt" style:font-size-complex="6pt"/>
    </style:style>
    <style:style style:name="Break-outline8" style:family="presentation" style:parent-style-name="Break-outline7">
      <style:paragraph-properties fo:margin-left="0cm" fo:margin-right="0cm" fo:margin-top="0cm" fo:margin-bottom="0cm" fo:text-indent="0cm"/>
      <style:text-properties fo:font-size="5pt" style:font-size-asian="6pt" style:font-size-complex="6pt"/>
    </style:style>
    <style:style style:name="Break-outline9" style:family="presentation" style:parent-style-name="Break-outline8">
      <style:paragraph-properties fo:margin-left="0cm" fo:margin-right="0cm" fo:margin-top="0cm" fo:margin-bottom="0cm" fo:text-indent="0cm"/>
      <style:text-properties fo:font-size="5pt" style:font-size-asian="6pt" style:font-size-complex="6pt"/>
    </style:style>
    <style:style style:name="Break-subtitle" style:family="presentation">
      <style:graphic-properties draw:stroke="none" draw:fill="none" draw:textarea-vertical-align="middle">
        <text:list-style style:name="Brea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style-name="Regular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reak-title" style:family="presentation">
      <style:graphic-properties draw:stroke="none" draw:fill="none" draw:textarea-horizontal-align="right" draw:textarea-vertical-align="middle">
        <text:list-style style:name="Brea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000000" style:text-outline="false" style:text-line-through-style="none" style:text-line-through-type="none" style:font-name="Arial3" fo:font-family="Arial" style:font-style-name="Bold" style:font-family-generic="swiss" style:font-pitch="variable" fo:font-size="26.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Call_20_to_20_Action-background" style:display-name="Call to Action-background" style:family="presentation">
      <style:graphic-properties draw:stroke="none" draw:fill="none"/>
      <style:text-properties style:letter-kerning="true"/>
    </style:style>
    <style:style style:name="Call_20_to_20_Action-backgroundobjects" style:display-name="Call to Ac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ll_20_to_20_Action-notes" style:display-name="Call to Ac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swiss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font-style-asian="normal" style:font-weight-asian="normal" style:font-name-complex="Mangal" style:font-family-complex="Mangal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Call_20_to_20_Action-outline1" style:display-name="Call to Action-outline1" style:family="presentation">
      <style:graphic-properties draw:stroke="none" draw:fill="none" draw:auto-grow-height="false" draw:fit-to-size="shrink-to-fit" style:shrink-to-fit="true">
        <text:list-style style:name="Call_20_to_20_Action-outline1" style:display-name="Call to A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6pt" style:font-style-asian="normal" style:font-weight-asian="normal" style:font-name-complex="Mang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Call_20_to_20_Action-outline2" style:display-name="Call to Action-outline2" style:family="presentation" style:parent-style-name="Call_20_to_20_Action-outline1">
      <style:paragraph-properties fo:margin-left="0cm" fo:margin-right="0cm" fo:margin-top="0cm" fo:margin-bottom="0cm" fo:text-indent="0cm"/>
      <style:text-properties style:font-name="Arial" fo:font-family="Arial" style:font-family-generic="swiss" style:font-pitch="variable" fo:font-size="5pt" style:font-size-asian="6pt" style:font-size-complex="6pt"/>
    </style:style>
    <style:style style:name="Call_20_to_20_Action-outline3" style:display-name="Call to Action-outline3" style:family="presentation" style:parent-style-name="Call_20_to_20_Action-outline2">
      <style:paragraph-properties fo:margin-left="0cm" fo:margin-right="0cm" fo:margin-top="0cm" fo:margin-bottom="0cm" fo:text-indent="0cm"/>
      <style:text-properties style:font-name="Arial" fo:font-family="Arial" style:font-family-generic="swiss" style:font-pitch="variable" fo:font-size="5pt" style:font-size-asian="6pt" style:font-size-complex="6pt"/>
    </style:style>
    <style:style style:name="Call_20_to_20_Action-outline4" style:display-name="Call to Action-outline4" style:family="presentation" style:parent-style-name="Call_20_to_20_Action-outline3">
      <style:paragraph-properties fo:margin-left="0cm" fo:margin-right="0cm" fo:margin-top="0cm" fo:margin-bottom="0cm" fo:text-indent="0cm"/>
      <style:text-properties style:font-name="Arial" fo:font-family="Arial" style:font-family-generic="swiss" style:font-pitch="variable" fo:font-size="5pt" style:font-size-asian="6pt" style:font-size-complex="6pt"/>
    </style:style>
    <style:style style:name="Call_20_to_20_Action-outline5" style:display-name="Call to Action-outline5" style:family="presentation" style:parent-style-name="Call_20_to_20_Action-outline4">
      <style:paragraph-properties fo:margin-left="0cm" fo:margin-right="0cm" fo:margin-top="0cm" fo:margin-bottom="0cm" fo:text-indent="0cm"/>
      <style:text-properties style:font-name="Arial" fo:font-family="Arial" style:font-family-generic="swiss" style:font-pitch="variable" fo:font-size="5pt" style:font-size-asian="6pt" style:font-size-complex="6pt"/>
    </style:style>
    <style:style style:name="Call_20_to_20_Action-outline6" style:display-name="Call to Action-outline6" style:family="presentation" style:parent-style-name="Call_20_to_20_Action-outline5">
      <style:paragraph-properties fo:margin-left="0cm" fo:margin-right="0cm" fo:margin-top="0cm" fo:margin-bottom="0cm" fo:text-indent="0cm"/>
      <style:text-properties style:font-name="Arial" fo:font-family="Arial" style:font-family-generic="swiss" style:font-pitch="variable" fo:font-size="5pt" style:font-size-asian="6pt" style:font-size-complex="6pt"/>
    </style:style>
    <style:style style:name="Call_20_to_20_Action-outline7" style:display-name="Call to Action-outline7" style:family="presentation" style:parent-style-name="Call_20_to_20_Action-outline6">
      <style:paragraph-properties fo:margin-left="0cm" fo:margin-right="0cm" fo:margin-top="0cm" fo:margin-bottom="0cm" fo:text-indent="0cm"/>
      <style:text-properties style:font-name="Arial" fo:font-family="Arial" style:font-family-generic="swiss" style:font-pitch="variable" fo:font-size="5pt" style:font-size-asian="6pt" style:font-size-complex="6pt"/>
    </style:style>
    <style:style style:name="Call_20_to_20_Action-outline8" style:display-name="Call to Action-outline8" style:family="presentation" style:parent-style-name="Call_20_to_20_Action-outline7">
      <style:paragraph-properties fo:margin-left="0cm" fo:margin-right="0cm" fo:margin-top="0cm" fo:margin-bottom="0cm" fo:text-indent="0cm"/>
      <style:text-properties style:font-name="Arial" fo:font-family="Arial" style:font-family-generic="swiss" style:font-pitch="variable" fo:font-size="5pt" style:font-size-asian="6pt" style:font-size-complex="6pt"/>
    </style:style>
    <style:style style:name="Call_20_to_20_Action-outline9" style:display-name="Call to Action-outline9" style:family="presentation" style:parent-style-name="Call_20_to_20_Action-outline8">
      <style:paragraph-properties fo:margin-left="0cm" fo:margin-right="0cm" fo:margin-top="0cm" fo:margin-bottom="0cm" fo:text-indent="0cm"/>
      <style:text-properties style:font-name="Arial" fo:font-family="Arial" style:font-family-generic="swiss" style:font-pitch="variable" fo:font-size="5pt" style:font-size-asian="6pt" style:font-size-complex="6pt"/>
    </style:style>
    <style:style style:name="Call_20_to_20_Action-subtitle" style:display-name="Call to Action-subtitle" style:family="presentation">
      <style:graphic-properties draw:stroke="none" draw:fill="none" draw:textarea-vertical-align="middle">
        <text:list-style style:name="Call_20_to_20_Action-subtitle" style:display-name="Call to A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all_20_to_20_Action-title" style:display-name="Call to Action-title" style:family="presentation">
      <style:graphic-properties draw:stroke="none" draw:fill="none" draw:textarea-horizontal-align="left" draw:textarea-vertical-align="top">
        <text:list-style style:name="Call_20_to_20_Action-title" style:display-name="Call to A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6pt" style:font-style-asian="normal" style:font-weight-asian="normal" style:font-name-complex="Mang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119cm"/>
    </style:style>
    <style:style style:name="Mgr2" style:family="graphic" style:parent-style-name="standard">
      <style:graphic-properties draw:stroke="none" draw:fill="none" draw:fill-color="#ffffff" draw:auto-grow-height="false" fo:min-height="1.397cm" fo:min-width="2.622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1.848cm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258cm"/>
    </style:style>
    <style:style style:name="Mgr5" style:family="graphic" style:parent-style-name="standard">
      <style:graphic-properties draw:stroke="none" svg:stroke-width="0.076cm" draw:stroke-linejoin="round" draw:fill="none" draw:textarea-vertical-align="top" draw:auto-grow-height="false" fo:min-height="0.282cm" fo:min-width="17.164cm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vertical-align="middle" draw:auto-grow-width="true" fo:min-height="0.744cm" fo:min-width="2.013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Content-backgroundobjects">
      <style:graphic-properties draw:stroke="none" draw:fill="none" draw:fill-color="#ffffff" draw:auto-grow-height="false" fo:min-height="1.397cm" fo:min-width="8.869cm"/>
    </style:style>
    <style:style style:name="Mpr4" style:family="presentation" style:parent-style-name="Conten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5" style:family="presentation" style:parent-style-name="Break-title">
      <style:graphic-properties draw:auto-grow-height="false" fo:min-height="3.181cm" fo:min-width="22.359cm"/>
    </style:style>
    <style:style style:name="Mpr6" style:family="presentation" style:parent-style-name="Break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Break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Call_20_to_20_Action-backgroundobjects">
      <style:graphic-properties draw:stroke="none" draw:fill="none" draw:fill-color="#ffffff" draw:auto-grow-height="false" fo:min-height="1.397cm" fo:min-width="8.869cm"/>
    </style:style>
    <style:style style:name="Mpr9" style:family="presentation" style:parent-style-name="Call_20_to_20_Action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.8999996185303pt"/>
    </style:style>
    <style:style style:name="MP7" style:family="paragraph">
      <loext:graphic-properties draw:fill="none" draw:fill-color="#ffffff"/>
      <style:paragraph-properties fo:text-align="center"/>
      <style:text-properties fo:font-size="14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style:font-size-asian="14pt" style:font-size-complex="14pt"/>
    </style:style>
    <style:style style:name="MT3" style:family="text">
      <style:text-properties fo:color="#ffffff" style:font-name="Arial" fo:font-size="11pt" style:font-size-asian="11pt" style:font-size-complex="11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2.619cm" svg:height="1.396cm" svg:x="3.375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22cm" svg:height="1.396cm" svg:x="15.343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396cm" svg:x="3.511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8cm" svg:height="1.396cm" svg:x="15.525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" style:page-layout-name="PM1" draw:style-name="Mdp1">
      <office:forms form:automatic-focus="false" form:apply-design-mode="false"/>
      <draw:frame presentation:style-name="Title-title" draw:layer="backgroundobjects" svg:width="23.765cm" svg:height="3.507cm" svg:x="2.52cm" svg:y="5.439cm" presentation:class="title" presentation:placeholder="true">
        <draw:text-box/>
      </draw:frame>
      <draw:frame presentation:style-name="Title-outline1" draw:layer="backgroundobjects" svg:width="11.648cm" svg:height="9.135cm" svg:x="2.492cm" svg:y="10.81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office:forms form:automatic-focus="false" form:apply-design-mode="false"/>
      <draw:frame presentation:style-name="Content-title" draw:layer="backgroundobjects" svg:width="23.072cm" svg:height="2.268cm" svg:x="2.52cm" svg:y="0.587cm" presentation:class="title" presentation:placeholder="true">
        <draw:text-box/>
      </draw:frame>
      <draw:frame presentation:style-name="Content-outline1" draw:layer="backgroundobjects" svg:width="23.072cm" svg:height="9.135cm" svg:x="2.52cm" svg:y="3.339cm" presentation:class="outline" presentation:placeholder="true">
        <draw:text-box/>
      </draw:frame>
      <draw:custom-shape draw:name="Text Box 4" draw:style-name="Mgr5" draw:text-style-name="MP5" draw:layer="backgroundobjects" svg:width="17.664cm" svg:height="0.542cm" svg:x="2.648cm" svg:y="15.144cm">
        <text:p/>
        <draw:enhanced-geometry svg:viewBox="0 0 21600 21600" draw:type="rectangle" draw:enhanced-path="M 0 0 L 21600 0 21600 21600 0 21600 0 0 Z N"/>
      </draw:custom-shape>
      <draw:frame draw:style-name="Mgr6" draw:text-style-name="MP7" draw:layer="backgroundobjects" svg:width="2.513cm" svg:height="0.994cm" svg:x="0.396cm" svg:y="14.966cm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ontent-title" draw:layer="backgroundobjects" svg:width="13.97cm" svg:height="10.465cm" svg:x="3.81cm" svg:y="2.134cm" presentation:class="page"/>
        <draw:frame presentation:style-name="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eak" style:page-layout-name="PM1" draw:style-name="Mdp1">
      <office:forms form:automatic-focus="false" form:apply-design-mode="false"/>
      <draw:frame presentation:style-name="Mpr5" draw:layer="backgroundobjects" svg:width="23.022cm" svg:height="2.629cm" svg:x="2.52cm" svg:y="6.3cm" presentation:class="title">
        <draw:text-box>
          <text:p>Click to edit the title text format</text:p>
        </draw:text-box>
      </draw:frame>
      <draw:frame presentation:style-name="Break-outline1" draw:layer="backgroundobjects" svg:width="14.616cm" svg:height="9.135cm" svg:x="0cm" svg:y="16.322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reak-title" draw:layer="backgroundobjects" svg:width="13.97cm" svg:height="10.465cm" svg:x="3.81cm" svg:y="2.134cm" presentation:class="page"/>
        <draw:frame presentation:style-name="Break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ll_20_to_20_Action" style:display-name="Call to Action" style:page-layout-name="PM1" draw:style-name="Mdp2">
      <office:forms form:automatic-focus="false" form:apply-design-mode="false"/>
      <draw:frame presentation:style-name="Call_20_to_20_Action-title" draw:layer="backgroundobjects" svg:width="6.791cm" svg:height="0.647cm" svg:x="0cm" svg:y="-0.787cm" presentation:class="title" presentation:placeholder="true">
        <draw:text-box/>
      </draw:frame>
      <draw:frame presentation:style-name="Call_20_to_20_Action-outline1" draw:layer="backgroundobjects" svg:width="7.216cm" svg:height="13.838cm" svg:x="0cm" svg:y="15.969cm" presentation:class="outline" presentation:placeholder="true">
        <draw:text-box/>
      </draw:frame>
      <draw:frame draw:style-name="Mgr6" draw:text-style-name="MP7" draw:layer="backgroundobjects" svg:width="2.513cm" svg:height="0.994cm" svg:x="0.396cm" svg:y="14.966cm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all_20_to_20_Action-title" draw:layer="backgroundobjects" svg:width="13.968cm" svg:height="10.476cm" svg:x="3.81cm" svg:y="2.123cm" presentation:class="page"/>
        <draw:frame presentation:style-name="Call_20_to_20_Action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7-15T11:39:04.070000000</meta:creation-date>
    <dc:date>2018-07-14T20:10:51.500231334</dc:date>
    <meta:editing-duration>PT19H3M41S</meta:editing-duration>
    <meta:editing-cycles>97</meta:editing-cycles>
    <meta:generator>LibreOffice/6.0.4.2$Linux_X86_64 LibreOffice_project/00m0$Build-2</meta:generator>
    <dc:creator>Grassler Johannes</dc:creator>
    <meta:keyword>presentation</meta:keyword>
    <meta:keyword>template</meta:keyword>
    <meta:document-statistic meta:object-count="53"/>
    <meta:user-defined meta:name="Info 1"/>
    <meta:user-defined meta:name="Info 2"/>
    <meta:user-defined meta:name="Info 3"/>
    <meta:user-defined meta:name="Info 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openSUSE light green" draw:color="#bddd8d"/>
  <draw:color draw:name="openSUSE med green" draw:color="#198533"/>
  <draw:color draw:name="openSUSE dark green" draw:color="#0c5248"/>
  <draw:color draw:name="MD/Dark Neutral" draw:color="#6a737b"/>
  <draw:color draw:name="Med Neutral" draw:color="#94a0a9"/>
  <draw:color draw:name="Light Neutral" draw:color="#e4e5e6"/>
  <draw:color draw:name="Tint Neutral" draw:color="#eff0f0"/>
  <draw:color draw:name="Bright Blue" draw:color="#00aeef"/>
  <draw:color draw:name="Bright Red" draw:color="#ed1c24"/>
  <draw:color draw:name="Bright Green" draw:color="#c1d82f"/>
  <draw:color draw:name="Bright Orange" draw:color="#f8981d"/>
  <draw:color draw:name="Bright Yellow" draw:color="#ffdd00"/>
  <draw:color draw:name="Bright Magenta" draw:color="#ec008c"/>
  <draw:color draw:name="Dark Blue" draw:color="#007fb2"/>
  <draw:color draw:name="Med Blue" draw:color="#63cae1"/>
  <draw:color draw:name="Light Blue" draw:color="#ade0ee"/>
  <draw:color draw:name="Tint Blue" draw:color="#ddf1f7"/>
  <draw:color draw:name="Dark Green" draw:color="#439539"/>
  <draw:color draw:name="Med Green" draw:color="#7ac742"/>
  <draw:color draw:name="Light Green" draw:color="#d0e4a6"/>
  <draw:color draw:name="Tint Green" draw:color="#ebf6dc"/>
  <draw:color draw:name="Dark Yellow" draw:color="#e37f1c"/>
  <draw:color draw:name="Med Yellow" draw:color="#f7ac07"/>
  <draw:color draw:name="Light Yellow" draw:color="#ffd457"/>
  <draw:color draw:name="Tint Yellow" draw:color="#fff6d4"/>
  <draw:color draw:name="Dark Teal" draw:color="#5a9a98"/>
  <draw:color draw:name="Med Teal" draw:color="#72aeb6"/>
  <draw:color draw:name="Light Teal" draw:color="#c3dfe0"/>
  <draw:color draw:name="Tint Teal" draw:color="#d8e9e8"/>
  <draw:color draw:name="Dark Purple" draw:color="#363c74"/>
  <draw:color draw:name="Med Purple" draw:color="#546291"/>
  <draw:color draw:name="Light Purple" draw:color="#b5bbd4"/>
  <draw:color draw:name="Tint Purple" draw:color="#dee6f3"/>
  <draw:color draw:name="Tint Red" draw:color="#ffb2ba"/>
  <draw:color draw:name="Dark Red" draw:color="#7c0000"/>
  <draw:color draw:name="Dark Neutral" draw:color="#454c51"/>
  <draw:color draw:name="SUSE Green" draw:color="#7ac042"/>
  <draw:color draw:name="SUSE Bright Green" draw:color="#d4df4c"/>
  <draw:color draw:name="SUSE Medium Green" draw:color="#00a54f"/>
  <draw:color draw:name="SUSE Dark Green" draw:color="#00843e"/>
  <draw:color draw:name="SUSE Dark Gray" draw:color="#464547"/>
  <draw:color draw:name="SUSE Med Gray" draw:color="#b9b9b9"/>
  <draw:color draw:name="SUSE Light Gray" draw:color="#efeff0"/>
  <draw:color draw:name="SUSE Green tint" draw:color="#caf2a7"/>
  <draw:color draw:name="SUSE Bright Green tint" draw:color="#f6fdcd"/>
</ooo:color-table>
</file>